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Component Part</text:p>
          </table:table-cell>
          <table:table-cell office:value-type="string" calcext:value-type="string">
            <text:p>Cost (1)</text:p>
          </table:table-cell>
          <table:table-cell office:value-type="string" calcext:value-type="string">
            <text:p>Power Dissipation (W) (@ 125 C)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R_DS_ON (Ohm) (@ 6.15 A, 125 C)</text:p>
          </table:table-cell>
          <table:table-cell office:value-type="string" calcext:value-type="string">
            <text:p>C_OSS (F) (@ 80 V)</text:p>
          </table:table-cell>
          <table:table-cell office:value-type="string" calcext:value-type="string">
            <text:p>TAU (S)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1677in" svg:x="2.2362in" svg:y="0in" draw:caption-point-x="-0.2402in" draw:caption-point-y="0.1819in">
              <dc:date>2023-02-02T00:00:00</dc:date>
              <text:p text:style-name="P1">https://www.mouser.com/datasheet/2/408/TK13P25D_datasheet_en_20140106-1649876.pdf</text:p>
            </office:annotation>
            <text:p>757-TK13P25DRQ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PAK-3</text:p>
          </table:table-cell>
          <table:table-cell office:value-type="float" office:value="0.41" calcext:value-type="float">
            <text:p>0.41</text:p>
          </table:table-cell>
          <table:table-cell table:formula="of:=80*10^-12" office:value-type="float" office:value="0.00000000008" calcext:value-type="float">
            <text:p>8E-11</text:p>
          </table:table-cell>
          <table:table-cell table:formula="of:=[.F2]*[.E2]" office:value-type="float" office:value="0.0000000000328" calcext:value-type="float">
            <text:p>3.28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7898in" svg:x="2.2362in" svg:y="0in" draw:caption-point-x="-0.2402in" draw:caption-point-y="0.3594in">
              <dc:date>2023-02-02T00:00:00</dc:date>
              <text:p text:style-name="P1">https://www.mouser.com/ProductDetail/Infineon-Technologies/IPN70R600P7SATMA1?qs=HXFqYaX1Q2xIu5ZPZz84wg%3D%3D</text:p>
            </office:annotation>
            <text:p>726-IPN70R600P7SATMA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T-223-3</text:p>
          </table:table-cell>
          <table:table-cell office:value-type="float" office:value="1" calcext:value-type="float">
            <text:p>1</text:p>
          </table:table-cell>
          <table:table-cell table:formula="of:=10*10^-12" office:value-type="float" office:value="0.00000000001" calcext:value-type="float">
            <text:p>1E-11</text:p>
          </table:table-cell>
          <table:table-cell table:formula="of:=[.F3]*[.E3]" office:value-type="float" office:value="0.00000000001" calcext:value-type="float">
            <text:p>1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6343in" svg:x="2.2362in" svg:y="0in" draw:caption-point-x="-0.2402in" draw:caption-point-y="0.5374in">
              <dc:date>2023-02-02T00:00:00</dc:date>
              <text:p text:style-name="P1">https://www.mouser.com/ProductDetail/Panjit/PJD18N20_L2_00001?qs=sPbYRqrBIVmlOEZjIPaS0Q%3D%3D</text:p>
            </office:annotation>
            <text:p>241-PJD18N20L20000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-252AA-3</text:p>
          </table:table-cell>
          <table:table-cell table:formula="of:=125*10^-3*2" office:value-type="float" office:value="0.25" calcext:value-type="float">
            <text:p>0.25</text:p>
          </table:table-cell>
          <table:table-cell table:formula="of:=100*10^-12" office:value-type="float" office:value="0.0000000001" calcext:value-type="float">
            <text:p>1E-10</text:p>
          </table:table-cell>
          <table:table-cell table:formula="of:=[.F4]*[.E4]" office:value-type="float" office:value="0.000000000025" calcext:value-type="float">
            <text:p>2.5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7898in" svg:x="2.2362in" svg:y="0.1205in" draw:caption-point-x="-0.2402in" draw:caption-point-y="0.5945in">
              <dc:date>2023-02-02T00:00:00</dc:date>
              <text:p text:style-name="P1">https://www.mouser.com/ProductDetail/Infineon-Technologies/IPD60R800CEAUMA1?qs=QIiuLP2W41AZ5k%2FyZxN%2Fzg%3D%3D</text:p>
            </office:annotation>
            <text:p>726-IPD60R800CEAUMA1</text:p>
          </table:table-cell>
          <table:table-cell office:value-type="float" office:value="1.01" calcext:value-type="float">
            <text:p>1.0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TO-252-3</text:p>
          </table:table-cell>
          <table:table-cell office:value-type="float" office:value="1.6" calcext:value-type="float">
            <text:p>1.6</text:p>
          </table:table-cell>
          <table:table-cell table:formula="of:=35*10^-12" office:value-type="float" office:value="0.000000000035" calcext:value-type="float">
            <text:p>3.5E-11</text:p>
          </table:table-cell>
          <table:table-cell table:formula="of:=[.F5]*[.E5]" office:value-type="float" office:value="0.000000000056" calcext:value-type="float">
            <text:p>5.6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9453in" svg:x="2.2362in" svg:y="0.2984in" draw:caption-point-x="-0.2402in" draw:caption-point-y="0.5945in">
              <dc:date>2023-02-02T00:00:00</dc:date>
              <text:p text:style-name="P1">https://www.mouser.com/ProductDetail/Infineon-Technologies/IPD70R600P7SAUMA1?qs=KuGazDKa6A6CT0u%252Bhl2LvA%3D%3D</text:p>
            </office:annotation>
            <text:p>726-IPD70R600P7AUMA1</text:p>
          </table:table-cell>
          <table:table-cell office:value-type="float" office:value="1.06" calcext:value-type="float">
            <text:p>1.06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TO-252-3</text:p>
          </table:table-cell>
          <table:table-cell office:value-type="float" office:value="0.95" calcext:value-type="float">
            <text:p>0.95</text:p>
          </table:table-cell>
          <table:table-cell table:formula="of:=10*10^-12" office:value-type="float" office:value="0.00000000001" calcext:value-type="float">
            <text:p>1E-11</text:p>
          </table:table-cell>
          <table:table-cell table:formula="of:=[.F6]*[.E6]" office:value-type="float" office:value="0.0000000000095" calcext:value-type="float">
            <text:p>9.5E-12</text:p>
          </table:table-cell>
        </table:table-row>
        <table:table-row table:style-name="ro1">
          <table:table-cell table:number-columns-repeated="6"/>
          <table:table-cell table:formula="of:=[.F7]*[.E7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6343in" svg:x="2.2362in" svg:y="0.6539in" draw:caption-point-x="-0.2402in" draw:caption-point-y="0.5945in">
              <dc:date>2023-02-02T00:00:00</dc:date>
              <text:p text:style-name="P1">https://www.mouser.com/ProductDetail/GaN-Systems/GS-065-011-2-L-TR?qs=e8oIoAS2J1S2CQDrpAqVDA%3D%3D</text:p>
            </office:annotation>
            <text:p>GS-065-011-2-L-TR</text:p>
          </table:table-cell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DFN-6</text:p>
          </table:table-cell>
          <table:table-cell office:value-type="float" office:value="0.32" calcext:value-type="float">
            <text:p>0.32</text:p>
          </table:table-cell>
          <table:table-cell table:formula="of:=75*10^-12" office:value-type="float" office:value="0.000000000075" calcext:value-type="float">
            <text:p>7.5E-11</text:p>
          </table:table-cell>
          <table:table-cell table:formula="of:=[.F8]*[.E8]" office:value-type="float" office:value="0.000000000024" calcext:value-type="float">
            <text:p>2.4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6343in" svg:x="2.2362in" svg:y="0.8315in" draw:caption-point-x="-0.2402in" draw:caption-point-y="0.5945in">
              <dc:date>2023-02-02T00:00:00</dc:date>
              <text:p text:style-name="P1">https://www.mouser.com/ProductDetail/GaN-Systems/GS-065-008-1-L-MR?qs=zW32dvEIR3u1kFOIdX8HEQ%3D%3D</text:p>
            </office:annotation>
            <text:p>GS-065-008-1-L-MR</text:p>
          </table:table-cell>
          <table:table-cell office:value-type="float" office:value="3.55" calcext:value-type="float">
            <text:p>3.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DFN-6</text:p>
          </table:table-cell>
          <table:table-cell office:value-type="float" office:value="0.62" calcext:value-type="float">
            <text:p>0.62</text:p>
          </table:table-cell>
          <table:table-cell table:formula="of:=55*10^-12" office:value-type="float" office:value="0.000000000055" calcext:value-type="float">
            <text:p>5.5E-11</text:p>
          </table:table-cell>
          <table:table-cell table:formula="of:=[.F9]*[.E9]" office:value-type="float" office:value="0.0000000000341" calcext:value-type="float">
            <text:p>3.41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4787in" svg:x="2.2362in" svg:y="1.0094in" draw:caption-point-x="-0.2402in" draw:caption-point-y="0.5945in">
              <dc:date>2023-02-02T00:00:00</dc:date>
              <text:p text:style-name="P1">https://www.mouser.com/ProductDetail/GaN-Systems/GS66504B-MR?qs=OlC7AqGiEDmkLttA%2F6AlIA%3D%3D</text:p>
            </office:annotation>
            <text:p>GS66504B-MR</text:p>
          </table:table-cell>
          <table:table-cell office:value-type="float" office:value="13.86" calcext:value-type="float">
            <text:p>13.86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DIE</text:p>
          </table:table-cell>
          <table:table-cell office:value-type="float" office:value="0.26" calcext:value-type="float">
            <text:p>0.26</text:p>
          </table:table-cell>
          <table:table-cell table:formula="of:=80*10^-12" office:value-type="float" office:value="0.00000000008" calcext:value-type="float">
            <text:p>8E-11</text:p>
          </table:table-cell>
          <table:table-cell table:formula="of:=[.F10]*[.E10]" office:value-type="float" office:value="0.0000000000208" calcext:value-type="float">
            <text:p>2.08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4787in" svg:x="2.2362in" svg:y="1.1874in" draw:caption-point-x="-0.2402in" draw:caption-point-y="0.5945in">
              <dc:date>2023-02-02T00:00:00</dc:date>
              <text:p text:style-name="P1">https://www.mouser.com/ProductDetail/Wolfspeed/C2M0280120D?qs=8jfIC9vqKDvyc5TdTTxz8A%3D%3D</text:p>
            </office:annotation>
            <text:p>C2M0280120D</text:p>
          </table:table-cell>
          <table:table-cell office:value-type="float" office:value="9.04" calcext:value-type="float">
            <text:p>9.04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O-247-3</text:p>
          </table:table-cell>
          <table:table-cell table:formula="of:=0.55" office:value-type="float" office:value="0.55" calcext:value-type="float">
            <text:p>0.55</text:p>
          </table:table-cell>
          <table:table-cell table:formula="of:=60*10^-12" office:value-type="float" office:value="0.00000000006" calcext:value-type="float">
            <text:p>6E-11</text:p>
          </table:table-cell>
          <table:table-cell table:formula="of:=[.F11]*[.E11]" office:value-type="float" office:value="0.000000000033" calcext:value-type="float">
            <text:p>3.3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7898in" svg:x="2.2362in" svg:y="1.365in" draw:caption-point-x="-0.2402in" draw:caption-point-y="0.5945in">
              <dc:date>2023-02-02T00:00:00</dc:date>
              <text:p text:style-name="P1">https://www.mouser.com/ProductDetail/Vishay-Siliconix/IRF640PBF-BE3?qs=7MVldsJ5Uaw%2FQaSyVtWN8A%3D%3D</text:p>
            </office:annotation>
            <text:p>IRF640PBF-BE3</text:p>
          </table:table-cell>
          <table:table-cell office:value-type="float" office:value="2.83" calcext:value-type="float">
            <text:p>2.83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TO-220AB-3</text:p>
          </table:table-cell>
          <table:table-cell table:formula="of:=0.18" office:value-type="float" office:value="0.18" calcext:value-type="float">
            <text:p>0.18</text:p>
          </table:table-cell>
          <table:table-cell table:formula="of:=225*10^-12" office:value-type="float" office:value="0.000000000225" calcext:value-type="float">
            <text:p>2.25E-10</text:p>
          </table:table-cell>
          <table:table-cell table:formula="of:=[.F12]*[.E12]" office:value-type="float" office:value="0.0000000000405" calcext:value-type="float">
            <text:p>4.05E-11</text:p>
          </table:table-cell>
        </table:table-row>
        <table:table-row table:style-name="ro2">
          <table:table-cell office:value-type="string" calcext:value-type="string">
            <office:annotation draw:style-name="gr1" draw:text-style-name="P2" svg:width="1.1413in" svg:height="1.6343in" svg:x="2.2362in" svg:y="1.5429in" draw:caption-point-x="-0.2402in" draw:caption-point-y="0.5945in">
              <dc:date>2023-02-02T00:00:00</dc:date>
              <text:p text:style-name="P1">https://www.mouser.com/ProductDetail/Toshiba/TPN2010FNHL1Q?qs=2kOmHSv6VfTUScjGDcny4Q%3D%3D</text:p>
            </office:annotation>
            <text:p>TPN2010FNH,L1Q</text:p>
          </table:table-cell>
          <table:table-cell office:value-type="float" office:value="1.55" calcext:value-type="float">
            <text:p>1.5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SON-8</text:p>
          </table:table-cell>
          <table:table-cell table:formula="of:=0.375" office:value-type="float" office:value="0.375" calcext:value-type="float">
            <text:p>0.375</text:p>
          </table:table-cell>
          <table:table-cell table:formula="of:=50*10^-12" office:value-type="float" office:value="0.00000000005" calcext:value-type="float">
            <text:p>5E-11</text:p>
          </table:table-cell>
          <table:table-cell table:formula="of:=[.F13]*[.E13]" office:value-type="float" office:value="0.00000000001875" calcext:value-type="float">
            <text:p>1.875E-11</text:p>
          </table:table-cell>
        </table:table-row>
        <table:table-row table:style-name="ro2">
          <table:table-cell table:number-columns-repeated="6"/>
          <table:table-cell table:formula="of:=[.F14]*[.E14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7898in" svg:x="2.2362in" svg:y="1.911in" draw:caption-point-x="-0.2402in" draw:caption-point-y="0.5945in">
              <dc:date>2023-02-02T00:00:00</dc:date>
              <text:p text:style-name="P1">https://www.mouser.com/ProductDetail/IXYS/IXTH220N20X4?qs=IS%252B4QmGtzzo%252BEf2yYdkgiw%3D%3D</text:p>
            </office:annotation>
            <text:p>IXTH220N20X4</text:p>
          </table:table-cell>
          <table:table-cell office:value-type="float" office:value="19.26" calcext:value-type="float">
            <text:p>19.26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TO-247-3</text:p>
          </table:table-cell>
          <table:table-cell table:formula="of:=0.015" office:value-type="float" office:value="0.015" calcext:value-type="float">
            <text:p>0.015</text:p>
          </table:table-cell>
          <table:table-cell table:formula="of:=700*10^-12" office:value-type="float" office:value="0.0000000007" calcext:value-type="float">
            <text:p>7E-10</text:p>
          </table:table-cell>
          <table:table-cell table:formula="of:=[.F15]*[.E15]" office:value-type="float" office:value="0.0000000000105" calcext:value-type="float">
            <text:p>1.05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7898in" svg:x="2.2362in" svg:y="2.0886in" draw:caption-point-x="-0.2402in" draw:caption-point-y="0.5945in">
              <dc:date>2023-02-02T00:00:00</dc:date>
              <text:p text:style-name="P1">https://www.mouser.com/ProductDetail/IXYS/IXTT220N20X4HV?qs=IS%252B4QmGtzzolLLv7Nw%2FWsw%3D%3D</text:p>
            </office:annotation>
            <text:p>IXTT220N20X4HV</text:p>
          </table:table-cell>
          <table:table-cell office:value-type="float" office:value="20.61" calcext:value-type="float">
            <text:p>20.61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TO-268-3</text:p>
          </table:table-cell>
          <table:table-cell office:value-type="float" office:value="0.015" calcext:value-type="float">
            <text:p>0.015</text:p>
          </table:table-cell>
          <table:table-cell table:formula="of:=700*10^-12" office:value-type="float" office:value="0.0000000007" calcext:value-type="float">
            <text:p>7E-10</text:p>
          </table:table-cell>
          <table:table-cell table:formula="of:=[.F16]*[.E16]" office:value-type="float" office:value="0.0000000000105" calcext:value-type="float">
            <text:p>1.05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4787in" svg:x="2.2362in" svg:y="2.2665in" draw:caption-point-x="-0.2402in" draw:caption-point-y="0.5945in">
              <dc:date>2023-02-02T00:00:00</dc:date>
              <text:p text:style-name="P1">https://www.mouser.com/ProductDetail/IXYS/IXFK240N25X3?qs=BZBei1rCqCAj%252BBdeJke%2F8g%3D%3D</text:p>
            </office:annotation>
            <text:p>IXFK240N25X3</text:p>
          </table:table-cell>
          <table:table-cell office:value-type="float" office:value="34.72" calcext:value-type="float">
            <text:p>34.72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O-264-3</text:p>
          </table:table-cell>
          <table:table-cell office:value-type="float" office:value="0.015" calcext:value-type="float">
            <text:p>0.015</text:p>
          </table:table-cell>
          <table:table-cell table:formula="of:=1050*10^-12" office:value-type="float" office:value="0.00000000105" calcext:value-type="float">
            <text:p>0.00000000105</text:p>
          </table:table-cell>
          <table:table-cell table:formula="of:=[.F17]*[.E17]" office:value-type="float" office:value="0.00000000001575" calcext:value-type="float">
            <text:p>1.575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6343in" svg:x="2.2362in" svg:y="2.4441in" draw:caption-point-x="-0.2402in" draw:caption-point-y="0.5945in">
              <dc:date>2023-02-02T00:00:00</dc:date>
              <text:p text:style-name="P1">https://www.mouser.com/ProductDetail/Infineon-Technologies/IPP110N20NA?qs=oPPfIaWL1l22VVnyZkYisw%3D%3D</text:p>
            </office:annotation>
            <text:p>IPP110N20NA</text:p>
          </table:table-cell>
          <table:table-cell office:value-type="float" office:value="11.2" calcext:value-type="float">
            <text:p>11.2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O-220-3</text:p>
          </table:table-cell>
          <table:table-cell table:formula="of:=0.04" office:value-type="float" office:value="0.04" calcext:value-type="float">
            <text:p>0.04</text:p>
          </table:table-cell>
          <table:table-cell table:formula="of:=450*10^-12" office:value-type="float" office:value="0.00000000045" calcext:value-type="float">
            <text:p>4.5E-10</text:p>
          </table:table-cell>
          <table:table-cell table:formula="of:=[.F18]*[.E18]" office:value-type="float" office:value="0.000000000018" calcext:value-type="float">
            <text:p>1.8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6343in" svg:x="2.2362in" svg:y="2.622in" draw:caption-point-x="-0.2402in" draw:caption-point-y="0.5945in">
              <dc:date>2023-02-02T00:00:00</dc:date>
              <text:p text:style-name="P1">https://www.mouser.com/ProductDetail/IXYS/IXFT140N20X3HV?qs=uwxL4vQweFMNd0PZCXS7bg%3D%3D</text:p>
            </office:annotation>
            <text:p>IXFT140N20X3HV</text:p>
          </table:table-cell>
          <table:table-cell office:value-type="float" office:value="15.8" calcext:value-type="float">
            <text:p>15.8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TO-268HV</text:p>
          </table:table-cell>
          <table:table-cell office:value-type="float" office:value="0.02" calcext:value-type="float">
            <text:p>0.02</text:p>
          </table:table-cell>
          <table:table-cell table:formula="of:=500*10^-12" office:value-type="float" office:value="0.0000000005" calcext:value-type="float">
            <text:p>5E-10</text:p>
          </table:table-cell>
          <table:table-cell table:formula="of:=[.F19]*[.E19]" office:value-type="float" office:value="0.00000000001" calcext:value-type="float">
            <text:p>1E-11</text:p>
          </table:table-cell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1.7898in" svg:x="2.2362in" svg:y="2.7996in" draw:caption-point-x="-0.2402in" draw:caption-point-y="0.5945in">
              <dc:date>2023-02-02T00:00:00</dc:date>
              <text:p text:style-name="P1">https://www.mouser.com/ProductDetail/Infineon-Technologies/IPB107N20N3-G?qs=mzcOS1kGbgdtYi4qUqxC7Q%3D%3D</text:p>
            </office:annotation>
            <text:p>IPB107N20N3 G</text:p>
          </table:table-cell>
          <table:table-cell office:value-type="float" office:value="9.34" calcext:value-type="float">
            <text:p>9.34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TO-263-3</text:p>
          </table:table-cell>
          <table:table-cell office:value-type="float" office:value="0.02" calcext:value-type="float">
            <text:p>0.02</text:p>
          </table:table-cell>
          <table:table-cell table:formula="of:=450*10^-12" office:value-type="float" office:value="0.00000000045" calcext:value-type="float">
            <text:p>4.5E-10</text:p>
          </table:table-cell>
          <table:table-cell table:formula="of:=[.F20]*[.E20]" office:value-type="float" office:value="0.000000000009" calcext:value-type="float">
            <text:p>9E-12</text:p>
          </table:table-cell>
        </table:table-row>
        <table:table-row table:style-name="ro1">
          <table:table-cell table:number-columns-repeated="6"/>
          <table:table-cell table:formula="of:=[.F21]*[.E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22]*[.E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23]*[.E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24]*[.E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25]*[.E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26]*[.E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27]*[.E2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28]*[.E28]" office:value-type="float" office:value="0" calcext:value-type="float">
            <text:p>0</text:p>
          </table:table-cell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G1:Sheet1.G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3:08:06.847709330</meta:creation-date>
    <dc:date>2023-02-02T17:24:01.154648537</dc:date>
    <meta:editing-duration>PT4H15M55S</meta:editing-duration>
    <meta:editing-cycles>1</meta:editing-cycles>
    <meta:document-statistic meta:table-count="1" meta:cell-count="136" meta:object-count="0"/>
    <meta:generator>LibreOffice/7.4.5.1$Linux_X86_64 LibreOffice_project/5b836ae11a8f2f3ddf6e88bcd7da796d725223ae</meta:generator>
  </office:meta>
</office:document-meta>
</file>